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336.81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u_amp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5, C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c1206c102jcgactu/kondenzatory-mlcc-smd-1206/kemet/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c1206c222jbgactu/kondenzatory-mlcc-smd-1206/kemet/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apacitor_THT:C_Axial_L19.0mm_D7.5mm_P25.00mm_Horizontal</text:p>
          </table:table-cell>
          <table:table-cell office:value-type="string" calcext:value-type="string">
            <text:p>TB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99lt1g/univerzalne-diody-smd/on-semiconductor/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, D4, D5, D6</text:p>
          </table:table-cell>
          <table:table-cell office:value-type="string" calcext:value-type="string">
            <text:p>BAV1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199.215/univerzalne-diody-smd/nexperia/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7, D8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1n4007/univerzalne-diody-tht/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145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Molex:Molex_KK-396_A-41791-0006_1x06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6p/signalove-konektory-raster-3-96mm/joint-tech/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396_A-41791-0003_1x03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3p/signalove-konektory-raster-3-96mm/joint-tech/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9, Q1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2n7002/tranzistory-s-kanalom-n-smd/on-semiconductor/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, Q4, Q8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807-16-7-f/tranzistory-pnp-smd/diodes-incorporated/bc807-16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BC160</text:p>
          </table:table-cell>
          <table:table-cell office:value-type="string" calcext:value-type="string">
            <text:p>Package_TO_SOT_THT:TO-39-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160-10-cdi/tranzistory-pnp-tht/cdil/bc160-10/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BC140</text:p>
          </table:table-cell>
          <table:table-cell office:value-type="string" calcext:value-type="string">
            <text:p>Package_TO_SOT_THT:TO-39-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140-10-cdi/tranzistory-npn-tht/cdil/bc140-10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817-16-7-f/tranzistory-npn-smd/diodes-incorporated/bc817-16/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1, Q12</text:p>
          </table:table-cell>
          <table:table-cell office:value-type="string" calcext:value-type="string">
            <text:p>IRF6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irf620pbf/tranzistory-s-kanalom-n-tht/vishay/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3, Q14</text:p>
          </table:table-cell>
          <table:table-cell office:value-type="string" calcext:value-type="string">
            <text:p>IRF96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irf9620pbf/tranzistory-s-kanalom-p-tht/vishay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TIP4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STMicroelectronics/TIP41C/?qs=ljbEvF4DwOPALsfJVTZHww%3D%3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TIP4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STMicroelectronics/TIP42C/?qs=ljbEvF4DwONRQQLu%2Fjht%252Bw%3D%3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7, Q18</text:p>
          </table:table-cell>
          <table:table-cell office:value-type="string" calcext:value-type="string">
            <text:p>IRF740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tme.eu/sk/details/irf7403trpbf/tranzistory-s-kanalom-n-smd/infineon-technologies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29, 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, R4, R5, R6, R7, R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2, R13, R31, R3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pr02-2k2/metalizovane-rezistory-tht-2w/vishay/pr02000202201ja100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7, R18, R21, R22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Dale/CRCW12062M20FKEA/?qs=sGAEpiMZZMtlubZbdhIBIE3Aij0z5zKXAYAyziWHECA%3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9, R2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Dale/CRCW12061M00FKEA/?qs=sGAEpiMZZMtlubZbdhIBIDnVyQvhnty9DHlKqvST9%252Bs%3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3, R24, R25, R26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7, R2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3, R3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pr02-22r/metalizovane-rezistory-tht-2w/vishay/pr02000202209ja100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1:11:36.143877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3T21:11:47.933345264</dc:date>
    <meta:editing-duration>PT15M28S</meta:editing-duration>
    <meta:editing-cycles>11</meta:editing-cycles>
    <meta:generator>LibreOffice/6.0.7.3$Linux_X86_64 LibreOffice_project/00m0$Build-3</meta:generator>
    <meta:document-statistic meta:table-count="1" meta:cell-count="224" meta:object-count="0"/>
  </office:meta>
</office:document-meta>
</file>